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NameValueExpression.hashCod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bstractNameValueExpression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ValueExpressi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ValueExpression.equals( @ Nullable Object other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AbstractNameValueExpression.AbstractNameValueExpression( String expression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NameValueExpression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AbstractNameValueExpression.isNeg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NameValueExpression.match(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